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0.475cm" draw:fontwork-distance="1.3cm" draw:fontwork-start="0cm" draw:fontwork-shadow-offset-x="0cm" draw:fontwork-shadow-offset-y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 style:list-style-name="L1">
      <style:graphic-properties fo:min-height="2.629cm"/>
      <style:paragraph-properties style:writing-mode="lr-tb"/>
    </style:style>
    <style:style style:name="pr2" style:family="presentation" style:parent-style-name="Default-title" style:list-style-name="L1">
      <style:graphic-properties fo:min-height="2.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26cm" style:use-optimal-column-width="false"/>
    </style:style>
    <style:style style:name="co2" style:family="table-column">
      <style:table-column-properties style:column-width="3.208cm" style:use-optimal-column-width="false"/>
    </style:style>
    <style:style style:name="co3" style:family="table-column">
      <style:table-column-properties style:column-width="1.696cm" style:use-optimal-column-width="false"/>
    </style:style>
    <style:style style:name="co4" style:family="table-column">
      <style:table-column-properties style:column-width="1.881cm" style:use-optimal-column-width="false"/>
    </style:style>
    <style:style style:name="ro1" style:family="table-row">
      <style:table-row-properties style:row-height="0.655cm" style:use-optimal-row-height="false"/>
    </style:style>
    <style:style style:name="ro2" style:family="table-row">
      <style:table-row-properties style:row-height="0.816cm" style:use-optimal-row-height="false"/>
    </style:style>
    <style:style style:name="ro3" style:family="table-row">
      <style:table-row-properties style:row-height="1.557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1.163cm" style:use-optimal-row-height="false"/>
    </style:style>
    <style:style style:name="ce1" style:family="table-cell">
      <loext:graphic-properties draw:fill="solid" draw:fill-color="#ffffff"/>
      <style:paragraph-properties fo:text-align="start" fo:border="none" style:text-autospace="none" style:line-break="normal" style:writing-mode="page"/>
      <style:text-properties fo:font-size="10pt" style:font-size-asian="18pt" style:font-size-complex="18pt" fo:hyphenate="false"/>
    </style:style>
    <style:style style:name="ce2" style:family="table-cell">
      <loext:graphic-properties draw:fill="solid" draw:fill-color="#ffffff"/>
      <style:paragraph-properties fo:text-align="center" fo:border="none"/>
      <style:text-properties fo:font-size="10pt" style:font-size-asian="18pt" style:font-size-complex="18pt"/>
    </style:style>
    <style:style style:name="ce3" style:family="table-cell">
      <loext:graphic-properties draw:fill="solid" draw:fill-color="#ffffff"/>
      <style:paragraph-properties fo:border="none"/>
      <style:text-properties fo:font-size="10pt" style:font-size-asian="18pt" style:font-size-complex="18pt"/>
    </style:style>
    <style:style style:name="ce4" style:family="table-cell">
      <loext:graphic-properties draw:fill="solid" draw:fill-color="#ffffff"/>
      <style:paragraph-properties fo:text-align="center" fo:border-left="none" fo:border-right="none" fo:border-top="none" fo:border-bottom="1.13pt solid #000000"/>
      <style:text-properties fo:font-size="10pt" style:font-size-asian="18pt" style:font-size-complex="18pt"/>
    </style:style>
    <style:style style:name="ce5" style:family="table-cell">
      <loext:graphic-properties draw:fill="solid" draw:fill-color="#ffffff"/>
      <style:paragraph-properties fo:text-align="end" fo:border-left="none" fo:border-right="none" fo:border-top="none" fo:border-bottom="1.13pt solid #000000" style:text-autospace="none" style:line-break="normal" style:writing-mode="page"/>
      <style:text-properties fo:font-size="10pt" style:font-size-asian="18pt" style:font-size-complex="18pt" fo:hyphenate="false"/>
    </style:style>
    <style:style style:name="ce6" style:family="table-cell">
      <loext:graphic-properties draw:fill="solid" draw:fill-color="#ffffff"/>
      <style:paragraph-properties fo:text-align="end" fo:border-left="none" fo:border-right="none" fo:border-top="none" fo:border-bottom="1.13pt solid #000000" style:text-autospace="none" style:line-break="normal" style:writing-mode="page"/>
      <style:text-properties fo:font-size="10pt" fo:font-weight="bold" style:font-size-asian="18pt" style:font-weight-asian="bold" style:font-size-complex="18pt" style:font-weight-complex="bold" fo:hyphenate="false"/>
    </style:style>
    <style:style style:name="ce7" style:family="table-cell">
      <loext:graphic-properties draw:fill="solid" draw:fill-color="#ffffff"/>
      <style:paragraph-properties fo:text-align="end" fo:border-left="none" fo:border-right="none" fo:border-top="none" fo:border-bottom="1.13pt solid #000000"/>
      <style:text-properties fo:font-size="10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ffffff"/>
      <style:paragraph-properties fo:text-align="end" fo:border-left="0.03pt solid #dddddd" fo:border-right="0.03pt solid #dddddd" fo:border-top="none" fo:border-bottom="0.03pt solid #dddddd"/>
      <style:text-properties fo:font-size="14pt" style:font-size-asian="18pt" style:font-size-complex="18pt"/>
    </style:style>
    <style:style style:name="ce9" style:family="table-cell">
      <loext:graphic-properties draw:fill="solid" draw:fill-color="#ffffff"/>
      <style:paragraph-properties fo:text-align="end" fo:border-left="0.03pt solid #dddddd" fo:border-right="0.03pt solid #dddddd" fo:border-top="none" fo:border-bottom="0.03pt solid #dddddd" style:text-autospace="none" style:line-break="normal" style:writing-mode="page"/>
      <style:text-properties fo:font-size="18pt" style:font-size-asian="18pt" style:font-size-complex="18pt" fo:hyphenate="false"/>
    </style:style>
    <style:style style:name="ce10" style:family="table-cell">
      <loext:graphic-properties draw:fill="solid" draw:fill-color="#ffffff"/>
      <style:paragraph-properties fo:text-align="center" fo:border-left="0.03pt solid #dddddd" fo:border-right="0.03pt solid #dddddd" fo:border-top="none" fo:border-bottom="0.03pt solid #dddddd" style:text-autospace="none" style:line-break="normal" style:writing-mode="page"/>
      <style:text-properties fo:font-size="18pt" style:font-size-asian="18pt" style:font-size-complex="18pt" fo:hyphenate="false"/>
    </style:style>
    <style:style style:name="ce11" style:family="table-cell">
      <loext:graphic-properties draw:fill="solid" draw:fill-color="#ffffff"/>
      <style:paragraph-properties fo:text-align="center" fo:border-left="0.03pt solid #dddddd" fo:border-right="0.03pt solid #dddddd" fo:border-top="none" fo:border-bottom="0.03pt solid #dddddd"/>
      <style:text-properties fo:font-size="10pt" style:font-size-asian="18pt" style:font-size-complex="18pt"/>
    </style:style>
    <style:style style:name="ce12" style:family="table-cell">
      <loext:graphic-properties draw:fill="solid" draw:fill-color="#ffffff"/>
      <style:paragraph-properties fo:text-align="end" fo:border="0.03pt solid #dddddd"/>
      <style:text-properties fo:font-size="14pt" style:font-size-asian="18pt" style:font-size-complex="18pt"/>
    </style:style>
    <style:style style:name="ce13" style:family="table-cell">
      <loext:graphic-properties draw:fill="solid" draw:fill-color="#ffffff"/>
      <style:paragraph-properties fo:text-align="end" fo:border="0.03pt solid #dddddd" style:text-autospace="none" style:line-break="normal" style:writing-mode="page"/>
      <style:text-properties fo:font-size="18pt" style:font-size-asian="18pt" style:font-size-complex="18pt" fo:hyphenate="false"/>
    </style:style>
    <style:style style:name="ce14" style:family="table-cell">
      <loext:graphic-properties draw:fill="solid" draw:fill-color="#ffffff"/>
      <style:paragraph-properties fo:text-align="center" fo:border="0.03pt solid #dddddd" style:text-autospace="none" style:line-break="normal" style:writing-mode="page"/>
      <style:text-properties fo:font-size="18pt" style:font-size-asian="18pt" style:font-size-complex="18pt" fo:hyphenate="false"/>
    </style:style>
    <style:style style:name="ce15" style:family="table-cell">
      <loext:graphic-properties draw:fill="solid" draw:fill-color="#ffffff"/>
      <style:paragraph-properties fo:text-align="center" fo:border="0.03pt solid #dddddd"/>
      <style:text-properties fo:font-size="18pt" style:font-size-asian="18pt" style:font-size-complex="18pt"/>
    </style:style>
    <style:style style:name="ce16" style:family="table-cell">
      <loext:graphic-properties draw:fill="solid" draw:fill-color="#ffffff"/>
      <style:paragraph-properties fo:text-align="end" fo:border-left="0.03pt solid #dddddd" fo:border-right="0.03pt solid #dddddd" fo:border-top="0.03pt solid #dddddd" fo:border-bottom="none"/>
      <style:text-properties fo:font-size="14pt" style:font-size-asian="18pt" style:font-size-complex="18pt"/>
    </style:style>
    <style:style style:name="ce17" style:family="table-cell">
      <loext:graphic-properties draw:fill="solid" draw:fill-color="#ffffff"/>
      <style:paragraph-properties fo:text-align="end" fo:border-left="0.03pt solid #dddddd" fo:border-right="0.03pt solid #dddddd" fo:border-top="0.03pt solid #dddddd" fo:border-bottom="none" style:text-autospace="none" style:line-break="normal" style:writing-mode="page"/>
      <style:text-properties fo:font-size="18pt" style:font-size-asian="18pt" style:font-size-complex="18pt" fo:hyphenate="false"/>
    </style:style>
    <style:style style:name="ce18" style:family="table-cell">
      <loext:graphic-properties draw:fill="solid" draw:fill-color="#ffffff"/>
      <style:paragraph-properties fo:text-align="center" fo:border-left="0.03pt solid #dddddd" fo:border-right="0.03pt solid #dddddd" fo:border-top="0.03pt solid #dddddd" fo:border-bottom="none" style:text-autospace="none" style:line-break="normal" style:writing-mode="page"/>
      <style:text-properties fo:font-size="18pt" style:font-size-asian="18pt" style:font-size-complex="18pt" fo:hyphenate="false"/>
    </style:style>
    <style:style style:name="ce19" style:family="table-cell">
      <loext:graphic-properties draw:fill="solid" draw:fill-color="#e6e905"/>
      <style:paragraph-properties fo:text-align="end" fo:border="0.03pt solid #dddddd"/>
      <style:text-properties fo:font-size="14pt" style:font-size-asian="18pt" style:font-size-complex="18pt"/>
    </style:style>
    <style:style style:name="ce20" style:family="table-cell">
      <loext:graphic-properties draw:fill="solid" draw:fill-color="#e6e905"/>
      <style:paragraph-properties fo:text-align="end" fo:border="0.03pt solid #dddddd" style:text-autospace="none" style:line-break="normal" style:writing-mode="page"/>
      <style:text-properties fo:font-size="18pt" style:font-size-asian="18pt" style:font-size-complex="18pt" fo:hyphenate="false"/>
    </style:style>
    <style:style style:name="ce21" style:family="table-cell">
      <loext:graphic-properties draw:fill="solid" draw:fill-color="#e6e905"/>
      <style:paragraph-properties fo:text-align="center" fo:border="0.03pt solid #dddddd" style:text-autospace="none" style:line-break="normal" style:writing-mode="page"/>
      <style:text-properties fo:font-size="18pt" style:font-size-asian="18pt" style:font-size-complex="18pt" fo:hyphenate="false"/>
    </style:style>
    <style:style style:name="ce22" style:family="table-cell">
      <loext:graphic-properties draw:fill="solid" draw:fill-color="#ffffff"/>
      <style:paragraph-properties fo:text-align="center" fo:border-left="none" fo:border-right="0.03pt solid #dddddd" fo:border-top="0.03pt solid #dddddd" fo:border-bottom="0.03pt solid #dddddd"/>
      <style:text-properties fo:font-size="18pt" style:font-size-asian="18pt" style:font-size-complex="18pt"/>
    </style:style>
    <style:style style:name="ce23" style:family="table-cell">
      <loext:graphic-properties draw:fill="solid" draw:fill-color="#ffffff"/>
      <style:paragraph-properties fo:text-align="center" fo:border-left="0.03pt solid #dddddd" fo:border-right="0.03pt solid #dddddd" fo:border-top="0.03pt solid #dddddd" fo:border-bottom="none"/>
      <style:text-properties fo:font-size="18pt" style:font-size-asian="18pt" style:font-size-complex="18pt"/>
    </style:style>
    <style:style style:name="ce24" style:family="table-cell">
      <loext:graphic-properties draw:fill="solid" draw:fill-color="#ffffff"/>
      <style:paragraph-properties fo:text-align="end" fo:border-left="none" fo:border-right="none" fo:border-top="none" fo:border-bottom="1.13pt solid #000000"/>
      <style:text-properties fo:font-size="14pt" style:font-size-asian="18pt" style:font-size-complex="18pt"/>
    </style:style>
    <style:style style:name="ce25" style:family="table-cell">
      <loext:graphic-properties draw:fill="solid" draw:fill-color="#ffffff"/>
      <style:paragraph-properties fo:text-align="end" fo:border-left="none" fo:border-right="none" fo:border-top="none" fo:border-bottom="1.13pt solid #000000" style:text-autospace="none" style:line-break="normal" style:writing-mode="page"/>
      <style:text-properties fo:font-size="18pt" style:font-size-asian="18pt" style:font-size-complex="18pt" fo:hyphenate="false"/>
    </style:style>
    <style:style style:name="ce26" style:family="table-cell">
      <loext:graphic-properties draw:fill="solid" draw:fill-color="#ffffff"/>
      <style:paragraph-properties fo:text-align="center" fo:border-left="none" fo:border-right="none" fo:border-top="none" fo:border-bottom="1.13pt solid #000000" style:text-autospace="none" style:line-break="normal" style:writing-mode="page"/>
      <style:text-properties fo:font-size="18pt" style:font-size-asian="18pt" style:font-size-complex="18pt" fo:hyphenate="false"/>
    </style:style>
    <style:style style:name="ce27" style:family="table-cell">
      <loext:graphic-properties draw:fill="solid" draw:fill-color="#ffffff"/>
      <style:paragraph-properties fo:text-align="center" fo:border-left="none" fo:border-right="none" fo:border-top="none" fo:border-bottom="1.13pt solid #000000"/>
      <style:text-properties fo:font-size="18pt" style:font-size-asian="18pt" style:font-size-complex="18pt"/>
    </style:style>
    <style:style style:name="ce28" style:family="table-cell">
      <loext:graphic-properties draw:fill="solid" draw:fill-color="#ffffff"/>
      <style:paragraph-properties fo:text-align="center" fo:border-left="0.03pt solid #dddddd" fo:border-right="0.03pt solid #dddddd" fo:border-top="none" fo:border-bottom="0.03pt solid #dddddd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text-align="end" fo:border-left="0.03pt solid #dddddd" fo:border-right="0.03pt solid #dddddd" fo:border-top="none" fo:border-bottom="none"/>
      <style:text-properties fo:font-size="14pt" style:font-size-asian="18pt" style:font-size-complex="18pt"/>
    </style:style>
    <style:style style:name="ce30" style:family="table-cell">
      <loext:graphic-properties draw:fill="solid" draw:fill-color="#ffffff"/>
      <style:paragraph-properties fo:text-align="end" fo:border-left="0.03pt solid #dddddd" fo:border-right="0.03pt solid #dddddd" fo:border-top="none" fo:border-bottom="none" style:text-autospace="none" style:line-break="normal" style:writing-mode="page"/>
      <style:text-properties fo:font-size="18pt" style:font-size-asian="18pt" style:font-size-complex="18pt" fo:hyphenate="false"/>
    </style:style>
    <style:style style:name="ce31" style:family="table-cell">
      <loext:graphic-properties draw:fill="solid" draw:fill-color="#ffffff"/>
      <style:paragraph-properties fo:text-align="center" fo:border-left="0.03pt solid #dddddd" fo:border-right="0.03pt solid #dddddd" fo:border-top="none" fo:border-bottom="none" style:text-autospace="none" style:line-break="normal" style:writing-mode="page"/>
      <style:text-properties fo:font-size="18pt" style:font-size-asian="18pt" style:font-size-complex="18pt" fo:hyphenate="false"/>
    </style:style>
    <style:style style:name="ce32" style:family="table-cell">
      <loext:graphic-properties draw:fill="solid" draw:fill-color="#ffffff"/>
      <style:paragraph-properties fo:margin-left="0cm" fo:margin-right="0cm" fo:margin-top="0cm" fo:margin-bottom="0cm" fo:line-height="100%" fo:text-align="end" fo:text-indent="0cm" fo:border-left="0.03pt solid #dddddd" fo:border-right="0.03pt solid #dddddd" fo:border-top="0.03pt solid #dddddd" fo:border-bottom="none" style:text-autospace="none" style:line-break="normal" style:writing-mode="page"/>
      <style:text-properties fo:font-size="18pt" style:font-size-asian="18pt" style:font-size-complex="18pt"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font-size="14pt" style:font-size-asian="10pt" style:font-size-complex="10pt" fo:hyphenate="false"/>
    </style:style>
    <style:style style:name="P3" style:family="paragraph">
      <style:paragraph-properties style:text-autospace="none"/>
    </style:style>
    <style:style style:name="P4" style:family="paragraph">
      <style:paragraph-properties fo:text-align="start" style:text-autospace="none" style:line-break="normal" style:writing-mode="page"/>
      <style:text-properties fo:font-size="12pt" style:font-size-asian="10pt" style:font-size-complex="10pt" fo:hyphenate="false"/>
    </style:style>
    <style:style style:name="P5" style:family="paragraph">
      <style:paragraph-properties fo:text-align="start" style:text-autospace="none" style:line-break="normal" style:writing-mode="page"/>
      <style:text-properties fo:font-size="10pt" style:font-size-asian="18pt" style:font-size-complex="18pt" fo:hyphenate="false"/>
    </style:style>
    <style:style style:name="P6" style:family="paragraph">
      <style:paragraph-properties fo:text-align="end" style:text-autospace="none" style:line-break="normal" style:writing-mode="page"/>
      <style:text-properties fo:font-size="10pt" style:font-size-asian="18pt" style:font-size-complex="18pt" fo:hyphenate="false"/>
    </style:style>
    <style:style style:name="P7" style:family="paragraph">
      <style:paragraph-properties fo:text-align="end"/>
      <style:text-properties fo:font-size="14pt" style:font-size-asian="18pt" style:font-size-complex="18pt"/>
    </style:style>
    <style:style style:name="P8" style:family="paragraph">
      <style:paragraph-properties fo:text-align="end" style:text-autospace="none" style:line-break="normal" style:writing-mode="page"/>
      <style:text-properties fo:font-size="18pt" style:font-size-asian="18pt" style:font-size-complex="18pt" fo:hyphenate="false"/>
    </style:style>
    <style:style style:name="P9" style:family="paragraph">
      <style:paragraph-properties fo:text-align="center" style:text-autospace="none" style:line-break="normal" style:writing-mode="page"/>
      <style:text-properties fo:font-size="18pt" style:font-size-asian="18pt" style:font-size-complex="18pt" fo:hyphenate="false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font-size="18pt" style:font-size-asian="18pt" style:font-size-complex="18pt" fo:hyphenate="false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1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12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font-name-complex="Lohit Devanagari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style:text-outline="false" style:text-line-through-style="none" style:text-line-through-type="none" style:font-name="Liberation Sans1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1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size="1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2.799cm" svg:height="2.629cm" svg:x="0.301cm" svg:y="-0.4cm" presentation:class="title" presentation:user-transformed="true">
          <draw:text-box>
            <text:p text:style-name="P1"><text:span text:style-name="T1">Tinutukang mga Nakahanay na Bilang ng mga Sulatin</text:span><text:span text:style-name="T1"><text:line-break/></text:span><text:span text:style-name="T2">ng Salaysay sa Mataas na Pag-aaral ng Pagbubukod</text:span></text:p>
          </draw:text-box>
        </draw:frame>
        <draw:frame presentation:style-name="pr2" draw:text-style-name="P4" draw:layer="layout" svg:width="13.999cm" svg:height="2.6cm" svg:x="13.7cm" svg:y="0.1cm" presentation:class="title" presentation:user-transformed="true">
          <draw:text-box>
            <text:p text:style-name="P3"><text:span text:style-name="T3">DATOS mula sa Unit ng Sulatin na Tagapangasiwa sa Pag-aaral </text:span><text:span text:style-name="T3">ng Pagbubukod. Bilang ng mga Sulatin ng Salaysay na pasok </text:span><text:span text:style-name="T3">sa 10% ng mga pinakamataas ng mga ilang ulit na sinipi sa </text:span><text:span text:style-name="T3">ibang Sulatin ng Salaysay sa lahat ng larangan</text:span><text:span text:style-name="T3"><text:line-break/></text:span><text:span text:style-name="T3"/></text:p>
          </draw:text-box>
        </draw:frame>
        <draw:frame draw:style-name="standard" draw:layer="layout" svg:width="8.21cm" svg:height="12.345cm" svg:x="1.127cm" svg:y="2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5"><text:span text:style-name="T4">Taong 1998~2000; Pinatag (AVE.)</text:span></text:p>
              </table:table-cell>
              <table:covered-table-cell/>
              <table:covered-table-cell/>
              <table:covered-table-cell table:style-name="ce3"/>
            </table:table-row>
            <table:table-row table:style-name="ro1">
              <table:table-cell table:style-name="ce4"/>
              <table:table-cell table:style-name="ce5" table:number-columns-spanned="3">
                <text:p text:style-name="P6"><text:span text:style-name="T4">BILANG NG SULATIN NG SALAYSAY</text:span></text:p>
              </table:table-cell>
              <table:covered-table-cell table:style-name="ce6"/>
              <table:covered-table-cell table:style-name="ce7"/>
            </table:table-row>
            <table:table-row table:style-name="ro2">
              <table:table-cell table:style-name="ce8">
                <text:p text:style-name="P7"><text:span text:style-name="T5">#1</text:span></text:p>
              </table:table-cell>
              <table:table-cell table:style-name="ce9">
                <text:p text:style-name="P8"><text:span text:style-name="T6">・・・</text:span><text:span text:style-name="T6">AMERIKA</text:span></text:p>
              </table:table-cell>
              <table:table-cell table:style-name="ce10">
                <text:p text:style-name="P9"><text:span text:style-name="T7">30710</text:span></text:p>
              </table:table-cell>
              <table:table-cell table:style-name="ce11">
                <text:p text:style-name="P10"><text:span text:style-name="T8">bilang</text:span></text:p>
              </table:table-cell>
            </table:table-row>
            <table:table-row table:style-name="ro2">
              <table:table-cell table:style-name="ce12">
                <text:p text:style-name="P7"><text:span text:style-name="T5">2</text:span></text:p>
              </table:table-cell>
              <table:table-cell table:style-name="ce13">
                <text:p text:style-name="P8"><text:span text:style-name="T6">・・</text:span><text:span text:style-name="T6">INGLATERA</text:span></text:p>
              </table:table-cell>
              <table:table-cell table:style-name="ce14">
                <text:p text:style-name="P9"><text:span text:style-name="T7">6071</text:span></text:p>
              </table:table-cell>
              <table:table-cell table:style-name="ce15"/>
            </table:table-row>
            <table:table-row table:style-name="ro2">
              <table:table-cell table:style-name="ce16">
                <text:p text:style-name="P7"><text:span text:style-name="T5">3</text:span></text:p>
              </table:table-cell>
              <table:table-cell table:style-name="ce17">
                <text:p text:style-name="P8"><text:span text:style-name="T6">・・・</text:span><text:span text:style-name="T6">ALEMAN</text:span></text:p>
              </table:table-cell>
              <table:table-cell table:style-name="ce18">
                <text:p text:style-name="P9"><text:span text:style-name="T7">4991</text:span></text:p>
              </table:table-cell>
              <table:table-cell table:style-name="ce15"/>
            </table:table-row>
            <table:table-row table:style-name="ro3">
              <table:table-cell table:style-name="ce19">
                <text:p text:style-name="P7"><text:span text:style-name="T5">4</text:span></text:p>
              </table:table-cell>
              <table:table-cell table:style-name="ce20">
                <text:p text:style-name="P8"><text:span text:style-name="T6">・・</text:span><text:span text:style-name="T6">PINANGGA-</text:span></text:p>
                <text:p text:style-name="P8"><text:span text:style-name="T6">GALINGAN </text:span></text:p>
                <text:p text:style-name="P8"><text:span text:style-name="T6">NG ARAW</text:span></text:p>
              </table:table-cell>
              <table:table-cell table:style-name="ce21">
                <text:p text:style-name="P9"><text:span text:style-name="T7">4369</text:span></text:p>
              </table:table-cell>
              <table:table-cell table:style-name="ce22"/>
            </table:table-row>
            <table:table-row table:style-name="ro2">
              <table:table-cell table:style-name="ce8">
                <text:p text:style-name="P7"><text:span text:style-name="T5">5</text:span></text:p>
              </table:table-cell>
              <table:table-cell table:style-name="ce9">
                <text:p text:style-name="P8"><text:span text:style-name="T6">・・</text:span><text:span text:style-name="T6">PRANSIYA</text:span></text:p>
              </table:table-cell>
              <table:table-cell table:style-name="ce10">
                <text:p text:style-name="P9"><text:span text:style-name="T7">3609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6</text:span></text:p>
              </table:table-cell>
              <table:table-cell table:style-name="ce13">
                <text:p text:style-name="P8"><text:span text:style-name="T6">・・・</text:span><text:span text:style-name="T6">CANADA</text:span></text:p>
              </table:table-cell>
              <table:table-cell table:style-name="ce14">
                <text:p text:style-name="P9"><text:span text:style-name="T7">2842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7</text:span></text:p>
              </table:table-cell>
              <table:table-cell table:style-name="ce13">
                <text:p text:style-name="P8"><text:span text:style-name="T6">・・・・</text:span><text:span text:style-name="T6">ITALIA</text:span></text:p>
              </table:table-cell>
              <table:table-cell table:style-name="ce14">
                <text:p text:style-name="P9"><text:span text:style-name="T7">2128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8</text:span></text:p>
              </table:table-cell>
              <table:table-cell table:style-name="ce13">
                <text:p text:style-name="P8"><text:span text:style-name="T6">・・・</text:span><text:span text:style-name="T6">OLANDA</text:span></text:p>
              </table:table-cell>
              <table:table-cell table:style-name="ce14">
                <text:p text:style-name="P9"><text:span text:style-name="T7">1814</text:span></text:p>
              </table:table-cell>
              <table:table-cell table:style-name="ce15"/>
            </table:table-row>
            <table:table-row table:style-name="ro2">
              <table:table-cell table:style-name="ce16">
                <text:p text:style-name="P7"><text:span text:style-name="T5">9</text:span></text:p>
              </table:table-cell>
              <table:table-cell table:style-name="ce17">
                <text:p text:style-name="P8"><text:span text:style-name="T6">・・</text:span><text:span text:style-name="T6">AUSTRALIA</text:span></text:p>
              </table:table-cell>
              <table:table-cell table:style-name="ce18">
                <text:p text:style-name="P9"><text:span text:style-name="T7">1687</text:span></text:p>
              </table:table-cell>
              <table:table-cell table:style-name="ce23"/>
            </table:table-row>
            <table:table-row table:style-name="ro2">
              <table:table-cell table:style-name="ce24">
                <text:p text:style-name="P7"><text:span text:style-name="T5">10</text:span></text:p>
              </table:table-cell>
              <table:table-cell table:style-name="ce25">
                <text:p text:style-name="P8"><text:span text:style-name="T6">・・・</text:span><text:span text:style-name="T6">ESPANYA</text:span></text:p>
              </table:table-cell>
              <table:table-cell table:style-name="ce26">
                <text:p text:style-name="P9"><text:span text:style-name="T7">1398</text:span></text:p>
              </table:table-cell>
              <table:table-cell table:style-name="ce27"/>
            </table:table-row>
            <table:table-row table:style-name="ro4" table:default-cell-style-name="ce28">
              <table:table-cell table:style-name="ce8"/>
              <table:table-cell table:style-name="ce11"/>
              <table:table-cell/>
              <table:table-cell/>
            </table:table-row>
            <table:table-row table:style-name="ro5">
              <table:table-cell table:style-name="ce12">
                <text:p text:style-name="P7"><text:span text:style-name="T9">13</text:span></text:p>
              </table:table-cell>
              <table:table-cell table:style-name="ce13">
                <text:p text:style-name="P8"><text:span text:style-name="T6">・・・</text:span><text:span text:style-name="T6">GITNANG</text:span></text:p>
                <text:p text:style-name="P8"><text:span text:style-name="T6">KAHARIAN</text:span></text:p>
              </table:table-cell>
              <table:table-cell table:style-name="ce14">
                <text:p text:style-name="P9"><text:span text:style-name="T7">1217</text:span></text:p>
              </table:table-cell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gr1" draw:text-style-name="P12" draw:layer="layout" svg:width="1.068cm" svg:height="0.725cm" draw:transform="rotate (-1.57271618897209) translate (5.127cm 12.601cm)">
          <draw:text-box>
            <text:p text:style-name="P11"><text:span text:style-name="T10">…</text:span></text:p>
          </draw:text-box>
        </draw:frame>
        <draw:frame draw:style-name="standard" draw:layer="layout" svg:width="8.21cm" svg:height="12.501cm" svg:x="9.919cm" svg:y="2.3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5"><text:span text:style-name="T4">Taong 2008~2010; Pinatag (AVE.)</text:span></text:p>
              </table:table-cell>
              <table:covered-table-cell/>
              <table:covered-table-cell/>
              <table:covered-table-cell table:style-name="ce3"/>
            </table:table-row>
            <table:table-row table:style-name="ro1">
              <table:table-cell table:style-name="ce4"/>
              <table:table-cell table:style-name="ce5" table:number-columns-spanned="3">
                <text:p text:style-name="P6"><text:span text:style-name="T4">BILANG NG SULATIN NG SALAYSAY</text:span></text:p>
              </table:table-cell>
              <table:covered-table-cell table:style-name="ce6"/>
              <table:covered-table-cell table:style-name="ce7"/>
            </table:table-row>
            <table:table-row table:style-name="ro2">
              <table:table-cell table:style-name="ce8">
                <text:p text:style-name="P7"><text:span text:style-name="T5">#1</text:span></text:p>
              </table:table-cell>
              <table:table-cell table:style-name="ce9">
                <text:p text:style-name="P8"><text:span text:style-name="T6">・・・</text:span><text:span text:style-name="T6">AMERIKA</text:span></text:p>
              </table:table-cell>
              <table:table-cell table:style-name="ce10">
                <text:p text:style-name="P9"><text:span text:style-name="T7">36910</text:span></text:p>
              </table:table-cell>
              <table:table-cell table:style-name="ce11">
                <text:p text:style-name="P10"><text:span text:style-name="T8">bilang</text:span></text:p>
              </table:table-cell>
            </table:table-row>
            <table:table-row table:style-name="ro5">
              <table:table-cell table:style-name="ce12">
                <text:p text:style-name="P7"><text:span text:style-name="T5">2</text:span></text:p>
              </table:table-cell>
              <table:table-cell table:style-name="ce13">
                <text:p text:style-name="P8"><text:span text:style-name="T6">・・・</text:span><text:span text:style-name="T6">GITNANG</text:span></text:p>
                <text:p text:style-name="P8"><text:span text:style-name="T6">KAHARIAN</text:span></text:p>
              </table:table-cell>
              <table:table-cell table:style-name="ce14">
                <text:p text:style-name="P9"><text:span text:style-name="T7">9011</text:span></text:p>
              </table:table-cell>
              <table:table-cell table:style-name="ce15"/>
            </table:table-row>
            <table:table-row table:style-name="ro2">
              <table:table-cell table:style-name="ce16">
                <text:p text:style-name="P7"><text:span text:style-name="T5">3</text:span></text:p>
              </table:table-cell>
              <table:table-cell table:style-name="ce17">
                <text:p text:style-name="P8"><text:span text:style-name="T6">・・</text:span><text:span text:style-name="T6">INGLATERA</text:span></text:p>
              </table:table-cell>
              <table:table-cell table:style-name="ce18">
                <text:p text:style-name="P9"><text:span text:style-name="T7">7420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4</text:span></text:p>
              </table:table-cell>
              <table:table-cell table:style-name="ce13">
                <text:p text:style-name="P8"><text:span text:style-name="T6">・・・</text:span><text:span text:style-name="T6">ALEMAN</text:span></text:p>
              </table:table-cell>
              <table:table-cell table:style-name="ce14">
                <text:p text:style-name="P9"><text:span text:style-name="T7">6477</text:span></text:p>
              </table:table-cell>
              <table:table-cell table:style-name="ce22"/>
            </table:table-row>
            <table:table-row table:style-name="ro2">
              <table:table-cell table:style-name="ce29">
                <text:p text:style-name="P7"><text:span text:style-name="T5">5</text:span></text:p>
              </table:table-cell>
              <table:table-cell table:style-name="ce30">
                <text:p text:style-name="P8"><text:span text:style-name="T6">・・</text:span><text:span text:style-name="T6">PRANSIYA</text:span></text:p>
              </table:table-cell>
              <table:table-cell table:style-name="ce31">
                <text:p text:style-name="P9"><text:span text:style-name="T7">4568</text:span></text:p>
              </table:table-cell>
              <table:table-cell table:style-name="ce15"/>
            </table:table-row>
            <table:table-row table:style-name="ro3">
              <table:table-cell table:style-name="ce19">
                <text:p text:style-name="P7"><text:span text:style-name="T5">6</text:span></text:p>
              </table:table-cell>
              <table:table-cell table:style-name="ce20">
                <text:p text:style-name="P8"><text:span text:style-name="T6">・・</text:span><text:span text:style-name="T6">PINANGGA-</text:span></text:p>
                <text:p text:style-name="P8"><text:span text:style-name="T6">GALINGAN </text:span></text:p>
                <text:p text:style-name="P8"><text:span text:style-name="T6">NG ARAW</text:span></text:p>
              </table:table-cell>
              <table:table-cell table:style-name="ce21">
                <text:p text:style-name="P9"><text:span text:style-name="T7">4369</text:span></text:p>
              </table:table-cell>
              <table:table-cell table:style-name="ce22"/>
            </table:table-row>
            <table:table-row table:style-name="ro2">
              <table:table-cell table:style-name="ce8">
                <text:p text:style-name="P7"><text:span text:style-name="T5">7</text:span></text:p>
              </table:table-cell>
              <table:table-cell table:style-name="ce9">
                <text:p text:style-name="P8"><text:span text:style-name="T6">・・・</text:span><text:span text:style-name="T6">CANADA</text:span></text:p>
              </table:table-cell>
              <table:table-cell table:style-name="ce10">
                <text:p text:style-name="P9"><text:span text:style-name="T7">4078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8</text:span></text:p>
              </table:table-cell>
              <table:table-cell table:style-name="ce13">
                <text:p text:style-name="P8"><text:span text:style-name="T6">・・・・</text:span><text:span text:style-name="T6">ITALIA</text:span></text:p>
              </table:table-cell>
              <table:table-cell table:style-name="ce14">
                <text:p text:style-name="P9"><text:span text:style-name="T7">3450</text:span></text:p>
              </table:table-cell>
              <table:table-cell table:style-name="ce15"/>
            </table:table-row>
            <table:table-row table:style-name="ro2">
              <table:table-cell table:style-name="ce16">
                <text:p text:style-name="P7"><text:span text:style-name="T5">9</text:span></text:p>
              </table:table-cell>
              <table:table-cell table:style-name="ce17">
                <text:p text:style-name="P8"><text:span text:style-name="T6">・・</text:span><text:span text:style-name="T6">AUSTRALIA</text:span></text:p>
              </table:table-cell>
              <table:table-cell table:style-name="ce18">
                <text:p text:style-name="P9"><text:span text:style-name="T7">2941</text:span></text:p>
              </table:table-cell>
              <table:table-cell table:style-name="ce23"/>
            </table:table-row>
            <table:table-row table:style-name="ro2">
              <table:table-cell table:style-name="ce24">
                <text:p text:style-name="P7"><text:span text:style-name="T5">10</text:span></text:p>
              </table:table-cell>
              <table:table-cell table:style-name="ce25">
                <text:p text:style-name="P8"><text:span text:style-name="T6">・・・</text:span><text:span text:style-name="T6">ESPANYA</text:span></text:p>
              </table:table-cell>
              <table:table-cell table:style-name="ce26">
                <text:p text:style-name="P9"><text:span text:style-name="T7">2903</text:span></text:p>
              </table:table-cell>
              <table:table-cell table:style-name="ce27"/>
            </table:table-row>
            <table:table-row table:style-name="ro4" table:default-cell-style-name="ce28">
              <table:table-cell table:style-name="ce8"/>
              <table:table-cell table:style-name="ce11"/>
              <table:table-cell/>
              <table:table-cell/>
            </table:table-row>
            <table:table-row table:style-name="ro4">
              <table:table-cell table:style-name="ce12"/>
              <table:table-cell table:style-name="ce13"/>
              <table:table-cell table:style-name="ce14"/>
              <table:table-cell table:style-name="ce15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21cm" svg:height="12.536cm" svg:x="18.596cm" svg:y="2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4">
                <text:p text:style-name="P5"><text:span text:style-name="T4">Taong 2018~2020; Pinatag (AVE.)</text:span></text:p>
              </table:table-cell>
              <table:covered-table-cell/>
              <table:covered-table-cell/>
              <table:covered-table-cell table:style-name="ce3"/>
            </table:table-row>
            <table:table-row table:style-name="ro1">
              <table:table-cell table:style-name="ce4"/>
              <table:table-cell table:style-name="ce5" table:number-columns-spanned="3">
                <text:p text:style-name="P6"><text:span text:style-name="T4">BILANG NG SULATIN NG SALAYSAY</text:span></text:p>
              </table:table-cell>
              <table:covered-table-cell table:style-name="ce6"/>
              <table:covered-table-cell table:style-name="ce7"/>
            </table:table-row>
            <table:table-row table:style-name="ro5">
              <table:table-cell table:style-name="ce8">
                <text:p text:style-name="P7"><text:span text:style-name="T5">#1</text:span></text:p>
              </table:table-cell>
              <table:table-cell table:style-name="ce9">
                <text:p text:style-name="P8"><text:span text:style-name="T6">・・・</text:span><text:span text:style-name="T6">GITNANG</text:span></text:p>
                <text:p text:style-name="P8"><text:span text:style-name="T6">KAHARIAN</text:span></text:p>
              </table:table-cell>
              <table:table-cell table:style-name="ce10">
                <text:p text:style-name="P9"><text:span text:style-name="T7">46352</text:span></text:p>
              </table:table-cell>
              <table:table-cell table:style-name="ce11">
                <text:p text:style-name="P10"><text:span text:style-name="T8">bilang</text:span></text:p>
              </table:table-cell>
            </table:table-row>
            <table:table-row table:style-name="ro2">
              <table:table-cell table:style-name="ce12">
                <text:p text:style-name="P7"><text:span text:style-name="T5">2</text:span></text:p>
              </table:table-cell>
              <table:table-cell table:style-name="ce13">
                <text:p text:style-name="P8"><text:span text:style-name="T6">・・・</text:span><text:span text:style-name="T6">AMERIKA</text:span></text:p>
              </table:table-cell>
              <table:table-cell table:style-name="ce14">
                <text:p text:style-name="P9"><text:span text:style-name="T7">36680</text:span></text:p>
              </table:table-cell>
              <table:table-cell table:style-name="ce15"/>
            </table:table-row>
            <table:table-row table:style-name="ro2">
              <table:table-cell table:style-name="ce16">
                <text:p text:style-name="P7"><text:span text:style-name="T5">3</text:span></text:p>
              </table:table-cell>
              <table:table-cell table:style-name="ce17">
                <text:p text:style-name="P8"><text:span text:style-name="T6">・・</text:span><text:span text:style-name="T6">INGLATERA</text:span></text:p>
              </table:table-cell>
              <table:table-cell table:style-name="ce18">
                <text:p text:style-name="P9"><text:span text:style-name="T7">8772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4</text:span></text:p>
              </table:table-cell>
              <table:table-cell table:style-name="ce13">
                <text:p text:style-name="P8"><text:span text:style-name="T6">・・・</text:span><text:span text:style-name="T6">ALEMAN</text:span></text:p>
              </table:table-cell>
              <table:table-cell table:style-name="ce14">
                <text:p text:style-name="P9"><text:span text:style-name="T7">7246</text:span></text:p>
              </table:table-cell>
              <table:table-cell table:style-name="ce22"/>
            </table:table-row>
            <table:table-row table:style-name="ro2">
              <table:table-cell table:style-name="ce8">
                <text:p text:style-name="P7"><text:span text:style-name="T5">5</text:span></text:p>
              </table:table-cell>
              <table:table-cell table:style-name="ce9">
                <text:p text:style-name="P8"><text:span text:style-name="T6">・・・・</text:span><text:span text:style-name="T6">ITALIA</text:span></text:p>
              </table:table-cell>
              <table:table-cell table:style-name="ce10">
                <text:p text:style-name="P9"><text:span text:style-name="T7">6073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6</text:span></text:p>
              </table:table-cell>
              <table:table-cell table:style-name="ce13">
                <text:p text:style-name="P8"><text:span text:style-name="T6">・・</text:span><text:span text:style-name="T6">AUSTRALIA</text:span></text:p>
              </table:table-cell>
              <table:table-cell table:style-name="ce14">
                <text:p text:style-name="P9"><text:span text:style-name="T7">5099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7</text:span></text:p>
              </table:table-cell>
              <table:table-cell table:style-name="ce13">
                <text:p text:style-name="P8"><text:span text:style-name="T11">・・・・</text:span><text:span text:style-name="T6">・</text:span><text:span text:style-name="T6">INDIA</text:span></text:p>
              </table:table-cell>
              <table:table-cell table:style-name="ce14">
                <text:p text:style-name="P9"><text:span text:style-name="T7">4926</text:span></text:p>
              </table:table-cell>
              <table:table-cell table:style-name="ce15"/>
            </table:table-row>
            <table:table-row table:style-name="ro2">
              <table:table-cell table:style-name="ce12">
                <text:p text:style-name="P7"><text:span text:style-name="T5">8</text:span></text:p>
              </table:table-cell>
              <table:table-cell table:style-name="ce13">
                <text:p text:style-name="P8"><text:span text:style-name="T6">・・・</text:span><text:span text:style-name="T6">CANADA</text:span></text:p>
              </table:table-cell>
              <table:table-cell table:style-name="ce14">
                <text:p text:style-name="P9"><text:span text:style-name="T7">4509</text:span></text:p>
              </table:table-cell>
              <table:table-cell table:style-name="ce15"/>
            </table:table-row>
            <table:table-row table:style-name="ro2">
              <table:table-cell table:style-name="ce16">
                <text:p text:style-name="P7"><text:span text:style-name="T5">9</text:span></text:p>
              </table:table-cell>
              <table:table-cell table:style-name="ce32">
                <text:p text:style-name="P13"><text:span text:style-name="T6">・・</text:span><text:span text:style-name="T6">PRANSIYA</text:span></text:p>
              </table:table-cell>
              <table:table-cell table:style-name="ce18">
                <text:p text:style-name="P9"><text:span text:style-name="T7">4231</text:span></text:p>
              </table:table-cell>
              <table:table-cell table:style-name="ce23"/>
            </table:table-row>
            <table:table-row table:style-name="ro2">
              <table:table-cell table:style-name="ce24">
                <text:p text:style-name="P7"><text:span text:style-name="T5">10</text:span></text:p>
              </table:table-cell>
              <table:table-cell table:style-name="ce25">
                <text:p text:style-name="P8"><text:span text:style-name="T6">・・・</text:span><text:span text:style-name="T6">ESPANYA</text:span></text:p>
              </table:table-cell>
              <table:table-cell table:style-name="ce26">
                <text:p text:style-name="P9"><text:span text:style-name="T7">3845</text:span></text:p>
              </table:table-cell>
              <table:table-cell table:style-name="ce27"/>
            </table:table-row>
            <table:table-row table:style-name="ro5">
              <table:table-cell table:style-name="ce29">
                <text:p text:style-name="P7"><text:span text:style-name="T5">11</text:span></text:p>
              </table:table-cell>
              <table:table-cell table:style-name="ce30">
                <text:p text:style-name="P8"><text:span text:style-name="T6">・・ </text:span><text:span text:style-name="T6">KAHARIAN NG KOREA</text:span></text:p>
              </table:table-cell>
              <table:table-cell table:style-name="ce31">
                <text:p text:style-name="P9"><text:span text:style-name="T7">3798</text:span></text:p>
              </table:table-cell>
              <table:table-cell table:style-name="ce28"/>
            </table:table-row>
            <table:table-row table:style-name="ro3">
              <table:table-cell table:style-name="ce19">
                <text:p text:style-name="P7"><text:span text:style-name="T9">12</text:span></text:p>
              </table:table-cell>
              <table:table-cell table:style-name="ce20">
                <text:p text:style-name="P8"><text:span text:style-name="T6">・・</text:span><text:span text:style-name="T6">PINANGGA-</text:span></text:p>
                <text:p text:style-name="P8"><text:span text:style-name="T6">GALINGAN </text:span></text:p>
                <text:p text:style-name="P8"><text:span text:style-name="T6">NG ARAW</text:span></text:p>
              </table:table-cell>
              <table:table-cell table:style-name="ce21">
                <text:p text:style-name="P9"><text:span text:style-name="T7">3780</text:span></text:p>
              </table:table-cell>
              <table:table-cell table:style-name="ce22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0:58:00.851058744</meta:creation-date>
    <dc:date>2022-08-10T16:39:12.963580085</dc:date>
    <meta:editing-duration>PT5H9M5S</meta:editing-duration>
    <meta:editing-cycles>43</meta:editing-cycles>
    <meta:generator>LibreOffice/6.4.2.2$Linux_X86_64 LibreOffice_project/40$Build-2</meta:generator>
    <meta:document-statistic meta:object-count="29"/>
  </office:meta>
</office:document-meta>
</file>